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449cm" fo:min-width="7.358cm"/>
    </style:style>
    <style:style style:name="gr2" style:family="graphic" style:parent-style-name="standard">
      <style:graphic-properties svg:stroke-color="#000000" draw:fill-color="#be3f7e" draw:textarea-horizontal-align="justify" draw:textarea-vertical-align="middle" draw:auto-grow-height="false" fo:min-height="4.449cm" fo:min-width="7.358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7.358cm"/>
    </style:style>
    <style:style style:name="P1" style:family="paragraph">
      <style:paragraph-properties fo:text-align="center"/>
    </style:style>
    <style:style style:name="P2" style:family="paragraph">
      <loext:graphic-properties draw:fill-color="#be3f7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7.858cm" svg:height="4.699cm" svg:x="1.691cm" svg:y="3.196cm">
                <text:p text:style-name="P1">Web Application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7.858cm" svg:height="4.699cm" svg:x="1.691cm" svg:y="8.496cm">
                <text:p text:style-name="P1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7.858cm" svg:height="4.699cm" svg:x="1.691cm" svg:y="13.696cm">
                <text:p text:style-name="P1">Hardware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7.858cm" svg:height="4.699cm" svg:x="10.041cm" svg:y="3.196cm">
                <text:p text:style-name="P1">Web Application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7.858cm" svg:height="4.699cm" svg:x="10.041cm" svg:y="8.496cm">
                <text:p text:style-name="P1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7.858cm" svg:height="4.699cm" svg:x="10.041cm" svg:y="13.696cm">
                <text:p text:style-name="P1">Hardware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7.858cm" svg:height="4.699cm" svg:x="18.391cm" svg:y="3.196cm">
                <text:p text:style-name="P1">Web Application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7.858cm" svg:height="4.699cm" svg:x="18.391cm" svg:y="8.496cm">
                <text:p text:style-name="P1">Operating System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7.858cm" svg:height="4.699cm" svg:x="18.391cm" svg:y="13.696cm">
                <text:p text:style-name="P1">Hardware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7:04.429714861</dc:date>
    <meta:editing-duration>PT14M23S</meta:editing-duration>
    <meta:editing-cycles>7</meta:editing-cycles>
    <meta:generator>LibreOffice/5.3.3.2$Linux_X86_64 LibreOffice_project/30m0$Build-2</meta:generator>
    <meta:document-statistic meta:object-count="14"/>
  </office:meta>
</office:document-meta>
</file>